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aa6d" officeooo:paragraph-rsid="00385217"/>
    </style:style>
    <style:style style:name="P2" style:family="paragraph" style:parent-style-name="Heading_20_1" style:master-page-name="Right_20_Page">
      <style:paragraph-properties style:page-number="auto"/>
      <style:text-properties officeooo:rsid="0023aa6d" officeooo:paragraph-rsid="00385217"/>
    </style:style>
    <style:style style:name="P3" style:family="paragraph" style:parent-style-name="Heading_20_2">
      <style:text-properties officeooo:paragraph-rsid="00385217"/>
    </style:style>
    <style:style style:name="P4" style:family="paragraph" style:parent-style-name="Heading_20_3">
      <style:text-properties officeooo:paragraph-rsid="00385217"/>
    </style:style>
    <style:style style:name="P5" style:family="paragraph" style:parent-style-name="Heading_20_3">
      <style:paragraph-properties fo:margin-top="0.25cm" fo:margin-bottom="0.101cm" loext:contextual-spacing="false"/>
      <style:text-properties officeooo:rsid="0023aa6d" officeooo:paragraph-rsid="00385217"/>
    </style:style>
    <style:style style:name="P6" style:family="paragraph" style:parent-style-name="Heading_20_3">
      <style:paragraph-properties fo:margin-top="0.25cm" fo:margin-bottom="0.101cm" loext:contextual-spacing="false"/>
      <style:text-properties officeooo:paragraph-rsid="00385217"/>
    </style:style>
    <style:style style:name="T1" style:family="text">
      <style:text-properties officeooo:rsid="0023aa6d"/>
    </style:style>
    <style:style style:name="T2" style:family="text">
      <style:text-properties officeooo:rsid="003a7dbe"/>
    </style:style>
    <style:style style:name="T3" style:family="text">
      <style:text-properties officeooo:rsid="003c0ef1"/>
    </style:style>
    <style:style style:name="T4" style:family="text">
      <style:text-properties officeooo:rsid="003c64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uff The Magic Dragon</text:h>
      <text:p text:style-name="P3">(<text:span text:style-name="T1">Peter, Paul, and Mary</text:span>)</text:p>
      <text:p text:style-name="P5">[VERSE 1]</text:p>
      <text:p text:style-name="P1"><text:span text:style-name="T2">G</text:span> <text:s text:c="14"/><text:span text:style-name="T2">Bm</text:span> <text:s text:c="4"/><text:span text:style-name="T2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 <text:s text:c="5"/>Em</text:span> <text:s text:c="10"/></text:p>
      <text:p text:style-name="P1">And frolicked in the autumn mist </text:p>
      <text:p text:style-name="P1"><text:s text:c="5"/><text:span text:style-name="T2">A7</text:span> <text:s text:c="15"/><text:span text:style-name="T2">D</text:span></text:p>
      <text:p text:style-name="P1">in a land called Honah Lee</text:p>
      <text:p text:style-name="P1"><text:span text:style-name="T2">G</text:span> <text:s text:c="12"/><text:span text:style-name="T2">Bm</text:span> <text:s text:c="3"/><text:span text:style-name="T2">C</text:span> <text:s text:c="16"/><text:span text:style-name="T2">G</text:span></text:p>
      <text:p text:style-name="P1">Little Jackie Paper loved that rascal Puff,</text:p>
      <text:p text:style-name="P1"><text:s text:c="4"/><text:span text:style-name="T2">C</text:span> <text:s text:c="18"/></text:p>
      <text:p text:style-name="P1">And brought him strings </text:p>
      <text:p text:style-name="P1"><text:s text:c="4"/><text:span text:style-name="T2">G</text:span> <text:s text:c="6"/><text:span text:style-name="T2">Em</text:span> <text:s text:c="5"/><text:span text:style-name="T2">A7</text:span> <text:s text:c="3"/><text:span text:style-name="T2">D</text:span> <text:s text:c="4"/><text:span text:style-name="T2">G</text:span> <text:s text:c="5"/><text:span text:style-name="T2">D</text:span></text:p>
      <text:p text:style-name="P1">and sealing wax and other fancy stuff. Oh </text:p>
      <text:p text:style-name="P6">[CHORUS]</text:p>
      <text:p text:style-name="P1"><text:span text:style-name="T2">G</text:span> <text:s text:c="14"/><text:span text:style-name="T2">Bm</text:span> <text:s text:c="4"/><text:span text:style-name="T2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 <text:s text:c="4"/></text:p>
      <text:p text:style-name="P1">And frolicked in the autumn mist </text:p>
      <text:p text:style-name="P1"><text:s text:c="5"/><text:span text:style-name="T2">A7</text:span> <text:s text:c="15"/><text:span text:style-name="T2">D</text:span></text:p>
      <text:p text:style-name="P1">in a land called Honah Lee</text:p>
      <text:p text:style-name="P1"><text:span text:style-name="T2">G</text:span> <text:s text:c="14"/><text:span text:style-name="T2">Bm</text:span> <text:s text:c="4"/><text:span text:style-name="T3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</text:p>
      <text:p text:style-name="P1">And frolicked in the autumn mist </text:p>
      <text:p text:style-name="P1"><text:s text:c="5"/><text:span text:style-name="T2">A7</text:span> <text:s text:c="9"/><text:span text:style-name="T3">D</text:span> <text:s text:c="4"/><text:span text:style-name="T3">G</text:span></text:p>
      <text:p text:style-name="P1">in a land called Honah Lee</text:p>
      <text:p text:style-name="P6">[VERSE 2]</text:p>
      <text:p text:style-name="P1"><text:span text:style-name="T3">G</text:span> <text:s text:c="18"/><text:span text:style-name="T3">Bm</text:span> <text:s text:c="9"/><text:span text:style-name="T3">C</text:span> <text:s text:c="17"/><text:span text:style-name="T3">G</text:span></text:p>
      <text:p text:style-name="P1">Together they would travel on a boat with billowed sail</text:p>
      <text:p text:style-name="P1"><text:span text:style-name="T3">C</text:span> <text:s text:c="12"/><text:span text:style-name="T3">G</text:span> <text:s text:c="17"/><text:span text:style-name="T3">Em</text:span> <text:s text:c="4"/><text:span text:style-name="T3">A7</text:span> <text:s text:c="6"/><text:span text:style-name="T3">D</text:span></text:p>
      <text:p text:style-name="P1">Jackie kept a lookout perched on Puff's gigantic tail,</text:p>
      <text:p text:style-name="P1"><text:span text:style-name="T3">G</text:span> <text:s text:c="14"/><text:span text:style-name="T3">Bm</text:span> <text:s text:c="11"/><text:span text:style-name="T3">C</text:span> <text:s text:c="16"/><text:span text:style-name="T3">G</text:span></text:p>
      <text:p text:style-name="P1">Noble kings and princes would bow whene'er they came,</text:p>
      <text:p text:style-name="P1"><text:soft-page-break/><text:span text:style-name="T3">C</text:span> <text:s text:c="17"/><text:span text:style-name="T3">G</text:span> <text:s text:c="10"/><text:span text:style-name="T4">Em</text:span></text:p>
      <text:p text:style-name="P1">Pirate ships would lower their flags</text:p>
      <text:p text:style-name="P1"><text:s text:c="5"/><text:span text:style-name="T4">A7</text:span> <text:s text:c="9"/><text:span text:style-name="T3">D</text:span> <text:s text:c="5"/><text:span text:style-name="T3">G</text:span> <text:s text:c="5"/><text:span text:style-name="T3">D</text:span></text:p>
      <text:p text:style-name="P1">when Puff roared out his name. Oh</text:p>
      <text:p text:style-name="P4">[CHORUS]</text:p>
      <text:p text:style-name="P1"><text:span text:style-name="T2">G</text:span> <text:s text:c="14"/><text:span text:style-name="T2">Bm</text:span> <text:s text:c="4"/><text:span text:style-name="T2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 <text:s text:c="4"/></text:p>
      <text:p text:style-name="P1">And frolicked in the autumn mist </text:p>
      <text:p text:style-name="P1"><text:s text:c="5"/><text:span text:style-name="T2">A7</text:span> <text:s text:c="15"/><text:span text:style-name="T2">D</text:span></text:p>
      <text:p text:style-name="P1">in a land called Honah Lee</text:p>
      <text:p text:style-name="P1"><text:span text:style-name="T2">G</text:span> <text:s text:c="14"/><text:span text:style-name="T2">Bm</text:span> <text:s text:c="4"/><text:span text:style-name="T3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</text:p>
      <text:p text:style-name="P1">And frolicked in the autumn mist </text:p>
      <text:p text:style-name="P1"><text:s text:c="5"/><text:span text:style-name="T2">A7</text:span> <text:s text:c="9"/><text:span text:style-name="T3">D</text:span> <text:s text:c="4"/><text:span text:style-name="T3">G</text:span></text:p>
      <text:p text:style-name="P1">in a land called Honah Lee</text:p>
      <text:p text:style-name="P4">[VERSE 3]</text:p>
      <text:p text:style-name="P1"><text:s text:c="2"/><text:span text:style-name="T3">G</text:span> <text:s text:c="14"/><text:span text:style-name="T3">Bm</text:span> <text:s text:c="6"/><text:span text:style-name="T3">C</text:span> <text:s text:c="12"/><text:span text:style-name="T3">G</text:span></text:p>
      <text:p text:style-name="P1">A dragon lives forever but not so little boys</text:p>
      <text:p text:style-name="P1"><text:span text:style-name="T3">C</text:span> <text:s text:c="16"/><text:span text:style-name="T3">G</text:span> <text:s text:c="12"/></text:p>
      <text:p text:style-name="P1">Painted wings and giants' rings </text:p>
      <text:p text:style-name="P1"><text:span text:style-name="T3">Em</text:span> <text:s text:c="10"/><text:span text:style-name="T3">A7</text:span> <text:s text:c="3"/><text:span text:style-name="T3">D</text:span></text:p>
      <text:p text:style-name="P1">make way for other toys.</text:p>
      <text:p text:style-name="P1"><text:span text:style-name="T3">G</text:span> <text:s text:c="16"/><text:span text:style-name="T3">Bm</text:span> <text:s text:c="14"/><text:span text:style-name="T3">C</text:span> <text:s text:c="12"/><text:span text:style-name="T3">G</text:span></text:p>
      <text:p text:style-name="P1">One grey night it happened, Jackie Paper came no more</text:p>
      <text:p text:style-name="P1"><text:s text:c="4"/><text:span text:style-name="T3">C</text:span> <text:s text:c="15"/><text:span text:style-name="T4">G</text:span> <text:s text:c="6"/><text:span text:style-name="T4">Em</text:span></text:p>
      <text:p text:style-name="P1">And Puff that mighty dragon, <text:span text:style-name="T4">well</text:span></text:p>
      <text:p text:style-name="P1"><text:s text:c="3"/><text:span text:style-name="T4">A7</text:span> <text:s text:c="8"/><text:span text:style-name="T3">D</text:span> <text:s text:c="6"/><text:span text:style-name="T3">G <text:s text:c="7"/>D</text:span></text:p>
      <text:p text:style-name="P1">he ceased his fearless roar.</text:p>
      <text:p text:style-name="P4">[CHORUS]</text:p>
      <text:p text:style-name="P1"><text:span text:style-name="T2">G</text:span> <text:s text:c="14"/><text:span text:style-name="T2">Bm</text:span> <text:s text:c="4"/><text:span text:style-name="T2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 <text:s text:c="4"/></text:p>
      <text:p text:style-name="P1">And frolicked in the autumn mist </text:p>
      <text:p text:style-name="P1"/>
      <text:p text:style-name="P1"><text:soft-page-break/><text:s text:c="5"/><text:span text:style-name="T2">A7</text:span> <text:s text:c="15"/><text:span text:style-name="T2">D</text:span></text:p>
      <text:p text:style-name="P1">in a land called Honah Lee</text:p>
      <text:p text:style-name="P1"><text:span text:style-name="T2">G</text:span> <text:s text:c="14"/><text:span text:style-name="T2">Bm</text:span> <text:s text:c="4"/><text:span text:style-name="T3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</text:p>
      <text:p text:style-name="P1">And frolicked in the autumn mist </text:p>
      <text:p text:style-name="P1"><text:s text:c="5"/><text:span text:style-name="T2">A7</text:span> <text:s text:c="9"/><text:span text:style-name="T3">D</text:span> <text:s text:c="4"/><text:span text:style-name="T3">G</text:span></text:p>
      <text:p text:style-name="P1">in a land called Honah Lee</text:p>
      <text:p text:style-name="P4">[VERSE 4]</text:p>
      <text:p text:style-name="P1"><text:s text:c="4"/><text:span text:style-name="T3">G</text:span> <text:s text:c="15"/><text:span text:style-name="T3">Bm</text:span> <text:s text:c="5"/></text:p>
      <text:p text:style-name="P1">His head was bent in sorrow, </text:p>
      <text:p text:style-name="P1"><text:s text:c="6"/><text:span text:style-name="T4">C</text:span> <text:s text:c="15"/><text:span text:style-name="T4">G</text:span></text:p>
      <text:p text:style-name="P1">green scales fell like rain,</text:p>
      <text:p text:style-name="P1"><text:span text:style-name="T4">C</text:span> <text:s text:c="13"/><text:span text:style-name="T4">G</text:span> <text:s text:c="12"/><text:span text:style-name="T4">Em</text:span> <text:s text:c="6"/><text:span text:style-name="T4">A7</text:span> <text:s text:c="4"/><text:span text:style-name="T4">D</text:span></text:p>
      <text:p text:style-name="P1">Puff no longer went to play along the cherry lane.</text:p>
      <text:p text:style-name="P1"><text:s text:c="4"/><text:span text:style-name="T4">G</text:span> <text:s text:c="15"/><text:span text:style-name="T4">Bm <text:s text:c="5"/>C</text:span> <text:s text:c="16"/><text:span text:style-name="T4">G</text:span></text:p>
      <text:p text:style-name="P1">Without his lifelong friend, Puff could not be brave,</text:p>
      <text:p text:style-name="P1"><text:s text:c="3"/><text:span text:style-name="T4">C</text:span> <text:s text:c="15"/><text:span text:style-name="T4">G <text:s text:c="5"/>Em</text:span></text:p>
      <text:p text:style-name="P1">So Puff that mighty dragon sadly </text:p>
      <text:p text:style-name="P1"><text:span text:style-name="T4">A7</text:span> <text:s text:c="7"/><text:span text:style-name="T4">D </text:span><text:s text:c="5"/><text:span text:style-name="T4">G</text:span> <text:s text:c="4"/><text:span text:style-name="T4">D</text:span></text:p>
      <text:p text:style-name="P1">slipped into his cave. Oh! </text:p>
      <text:p text:style-name="P4">[CHORUS]</text:p>
      <text:p text:style-name="P1"><text:span text:style-name="T2">G</text:span> <text:s text:c="14"/><text:span text:style-name="T2">Bm</text:span> <text:s text:c="4"/><text:span text:style-name="T2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 <text:s text:c="4"/></text:p>
      <text:p text:style-name="P1">And frolicked in the autumn mist </text:p>
      <text:p text:style-name="P1"><text:s text:c="5"/><text:span text:style-name="T2">A7</text:span> <text:s text:c="15"/><text:span text:style-name="T2">D</text:span></text:p>
      <text:p text:style-name="P1">in a land called Honah Lee</text:p>
      <text:p text:style-name="P1"><text:span text:style-name="T2">G</text:span> <text:s text:c="14"/><text:span text:style-name="T2">Bm</text:span> <text:s text:c="4"/><text:span text:style-name="T3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</text:p>
      <text:p text:style-name="P1">And frolicked in the autumn mist </text:p>
      <text:p text:style-name="P1"><text:s text:c="5"/><text:span text:style-name="T2">A7</text:span> <text:s text:c="9"/><text:span text:style-name="T3">D</text:span> <text:s text:c="4"/><text:span text:style-name="T3">G</text:span></text:p>
      <text:p text:style-name="P1">in a land called Honah L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6M7S</meta:editing-duration>
    <meta:editing-cycles>42</meta:editing-cycles>
    <meta:generator>LibreOffice/5.2.7.2$Linux_X86_64 LibreOffice_project/20m0$Build-2</meta:generator>
    <dc:title>Lyrics + Chords</dc:title>
    <dc:date>2017-10-14T08:04:10.055349517</dc:date>
    <meta:print-date>2017-04-03T12:23:29.985893000</meta:print-date>
    <meta:document-statistic meta:table-count="0" meta:image-count="0" meta:object-count="0" meta:page-count="3" meta:paragraph-count="104" meta:word-count="497" meta:character-count="3345" meta:non-whitespace-character-count="167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